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8.8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valuation approach for new metric: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1. For each class generate a new ground truth image with 3 new lables (none, core, union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y will get assigned the numbers n_classes, <text:s/>n_classes+1, and +2 <text:s/>(in our case 3,4 and 5)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2. get the confusion matrix of the prediction and the ground truth label for each class (for class 1 it will look like this):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red. Label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9"/>
          <table:table-cell/>
        </table:table-row>
        <table:table-row table:style-name="ro1">
          <table:table-cell table:number-columns-repeated="5"/>
          <table:table-cell table:style-name="ce5" table:number-columns-repeated="3"/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5" table:number-columns-repeated="3"/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5" table:number-columns-repeated="3"/>
          <table:table-cell table:style-name="ce6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 that we will need (<text:span text:style-name="T1">here for class 1</text:span>):</text:p>
          </table:table-cell>
          <table:table-cell table:number-columns-repeated="2"/>
          <table:table-cell table:style-name="ce5" office:value-type="string" calcext:value-type="string">
            <text:p>ground truth</text:p>
          </table:table-cell>
          <table:table-cell table:style-name="ce5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(we will need to do this separately for each class)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non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…</text:p>
          </table:table-cell>
          <table:table-cell table:style-name="ce12" office:value-type="string" calcext:value-type="string">
            <text:p>…</text:p>
          </table:table-cell>
          <table:table-cell table:style-name="ce15" office:value-type="string" calcext:value-type="string">
            <text:p>…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core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style-name="ce10" office:value-type="string" calcext:value-type="string">
            <text:p>…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prediction intersection core 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union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…</text:p>
          </table:table-cell>
          <table:table-cell table:style-name="ce14" office:value-type="string" calcext:value-type="string">
            <text:p>…</text:p>
          </table:table-cell>
          <table:table-cell table:style-name="ce11" office:value-type="string" calcext:value-type="string">
            <text:p>…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/>
          <table:table-cell office:value-type="string" calcext:value-type="string">
            <text:p>cor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/>
          <table:table-cell office:value-type="string" calcext:value-type="string">
            <text:p>union tru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/>
          <table:table-cell office:value-type="string" calcext:value-type="string">
            <text:p>prediction outside of union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core = orange/yellow <text:s/>* <text:s/>(blue-red)/blu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49:54.049612025</meta:creation-date>
    <meta:generator>LibreOffice/5.1.6.2$Linux_X86_64 LibreOffice_project/10m0$Build-2</meta:generator>
    <dc:date>2018-01-30T16:50:44.081198160</dc:date>
    <meta:editing-duration>PT1H25M38S</meta:editing-duration>
    <meta:editing-cycles>3</meta:editing-cycles>
    <meta:document-statistic meta:table-count="1" meta:cell-count="64" meta:object-count="0"/>
  </office:meta>
</office:document-meta>
</file>